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fo:color="#642d08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6.00pt" fo:font-weight="bold" fo:font-family="Calibri" style:font-family-asian="Calibri" style:font-family-complex="Calibri" fo:background-color="transparent" fo:color="#8f400b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onsolas" style:font-family-asian="Consolas" style:font-family-complex="Consolas" fo:background-color="transparent" style:use-window-font-color="true"/>
    </style:style>
    <style:style style:name="T20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8.00pt" fo:font-weight="bold" fo:font-family="Calibri" style:font-family-asian="Calibri" style:font-family-complex="Calibri" fo:background-color="transparent" fo:color="#7c380a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#ff0000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#b2a1c7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#fabf8f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#92cddc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top="10.00pt" fo:margin-bottom="2.00pt"/>
    </style:style>
    <style:style style:name="P2" style:family="paragraph">
      <style:paragraph-properties fo:line-height="115.00%" fo:text-align="left" fo:margin-top="4.00pt" fo:margin-bottom="6.00pt"/>
    </style:style>
    <style:style style:name="P3" style:family="paragraph">
      <style:paragraph-properties fo:line-height="115.00%" fo:text-align="center" fo:margin-top="4.00pt" fo:margin-bottom="6.00pt"/>
    </style:style>
    <style:style style:name="P4" style:family="paragraph">
      <style:paragraph-properties fo:line-height="115.00%" fo:text-align="left" fo:margin-top="6.00pt" fo:margin-bottom="2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top="4.00pt" fo:margin-bottom="6.00pt"/>
    </style:style>
    <style:style style:name="P6" style:family="paragraph">
      <style:paragraph-properties fo:line-height="115.00%" fo:text-align="left" fo:margin-top="6.00pt" fo:margin-bottom="2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top="4.00pt" fo:margin-bottom="6.00pt"/>
    </style:style>
    <style:style style:name="P8" style:family="paragraph">
      <style:paragraph-properties fo:line-height="115.00%" fo:text-align="center" fo:margin-top="4.00pt" fo:margin-bottom="6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top="4.00pt" fo:margin-bottom="6.00pt"/>
    </style:style>
    <style:style style:name="P10" style:family="paragraph">
      <style:paragraph-properties fo:line-height="115.00%" fo:text-align="center" fo:margin-top="4.00pt" fo:margin-bottom="6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top="4.00pt" fo:margin-bottom="6.00pt"/>
    </style:style>
    <style:style style:name="P12" style:family="paragraph">
      <style:paragraph-properties fo:line-height="115.00%" fo:text-align="center" fo:margin-top="4.00pt" fo:margin-bottom="6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15.00%" fo:text-align="left" fo:margin-top="4.00pt" fo:margin-bottom="6.00pt"/>
    </style:style>
    <style:style style:name="P14" style:family="paragraph">
      <style:paragraph-properties fo:line-height="115.00%" fo:text-align="center" fo:margin-top="4.00pt" fo:margin-bottom="6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15.00%" fo:text-align="left" fo:margin-top="10.00pt" fo:margin-bottom="2.00pt"/>
    </style:style>
    <style:style style:name="P16" style:family="paragraph">
      <style:paragraph-properties fo:line-height="115.00%" fo:text-align="left" fo:margin-left="18.00pt" fo:text-indent="0.00pt" fo:margin-top="4.00pt" fo:margin-bottom="6.00pt"/>
    </style:style>
    <style:style style:name="P17" style:family="paragraph">
      <style:paragraph-properties fo:line-height="115.00%" fo:text-align="left" fo:margin-top="10.00pt" fo:margin-bottom="2.00pt"/>
    </style:style>
    <style:style style:name="P18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21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24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27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30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33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36" style:family="paragraph">
      <style:paragraph-properties fo:line-height="115.00%" fo:text-align="left" fo:margin-top="4.00pt" fo:margin-bottom="6.00pt"/>
    </style:style>
    <text:list-style style:name="L3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7" style:family="paragraph">
      <style:paragraph-properties fo:line-height="115.00%" fo:text-align="left" fo:margin-top="10.00pt" fo:margin-bottom="2.00pt"/>
    </style:style>
    <style:style style:name="P38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41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44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45" style:family="paragraph">
      <style:paragraph-properties fo:line-height="100.00%" fo:text-align="center">
        <style:tab-stops>
          <style:tab-stop style:position="154.80pt"/>
        </style:tab-stops>
      </style:paragraph-properties>
    </style:style>
    <style:style style:name="P46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47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5.35pt" fo:text-indent="-4.20pt">
        <style:tab-stops>
          <style:tab-stop style:position="510.65pt"/>
        </style:tab-stops>
      </style:paragraph-properties>
    </style:style>
    <style:style style:name="P50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35pt" fo:text-indent="-4.20pt">
        <style:tab-stops>
          <style:tab-stop style:position="170.45pt"/>
          <style:tab-stop style:position="26311.85pt"/>
        </style:tab-stops>
      </style:paragraph-properties>
    </style:style>
    <style:style style:name="P55" style:family="paragraph">
      <style:paragraph-properties fo:line-height="115.00%" fo:text-align="left" fo:margin-top="4.00pt" fo:margin-bottom="6.00pt"/>
    </style:style>
    <style:style style:name="TableColumn0100" style:family="table-column">
      <style:table-column-properties style:column-width="2.441667in"/>
    </style:style>
    <style:style style:name="TableColumn0101" style:family="table-column">
      <style:table-column-properties style:column-width="4.725000in"/>
    </style:style>
    <style:style style:name="Table01" style:family="table">
      <style:table-properties style:width="7.166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10201" style:family="table-cell">
      <style:table-cell-properties fo:border-top="0.000000in solid #000000" fo:border-left="0.000000in solid #000000" fo:border-right="0.000000in solid #000000" fo:border-bottom="0.000000in solid #000000" fo:padding-left="0.058333in" fo:padding-right="0.058333in" fo:vertical-align="top" fo:background-color="# 0 0 0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10301" style:family="table-cell">
      <style:table-cell-properties fo:border-top="0.000000in solid #000000" fo:border-left="0.000000in solid #000000" fo:border-right="0.000000in solid #000000" fo:border-bottom="0.000000in solid #000000" fo:padding-left="0.058333in" fo:padding-right="0.058333in" fo:vertical-align="top" fo:background-color="# 0 0 0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105" style:family="table-row">
      <style:table-row-properties style:min-row-height="1.114583in"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olumn0200" style:family="table-column">
      <style:table-column-properties style:column-width="2.441667in"/>
    </style:style>
    <style:style style:name="TableColumn0201" style:family="table-column">
      <style:table-column-properties style:column-width="4.725000in"/>
    </style:style>
    <style:style style:name="Table02" style:family="table">
      <style:table-properties style:width="7.166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d9d9d9"/>
    </style:style>
    <style:style style:name="TableCell020201" style:family="table-cell">
      <style:table-cell-properties fo:border-top="0.000000in solid #000000" fo:border-left="0.000000in solid #000000" fo:border-right="0.000000in solid #000000" fo:border-bottom="0.000000in solid #000000" fo:padding-left="0.058333in" fo:padding-right="0.058333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301" style:family="table-cell">
      <style:table-cell-properties fo:border-top="0.000000in solid #000000" fo:border-left="0.000000in solid #000000" fo:border-right="0.000000in solid #000000" fo:border-bottom="0.000000in solid #000000" fo:padding-left="0.058333in" fo:padding-right="0.058333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  <style:style style:name="TableCell020501" style:family="table-cell">
      <style:table-cell-properties fo:border-top="0.005556in solid #000000" fo:border-left="0.005556in solid #000000" fo:border-right="0.005556in solid #000000" fo:border-bottom="0.005556in solid #000000" fo:padding-left="0.058333in" fo:padding-right="0.058333in" fo:vertical-align="top" fo:background-color="#ffffff"/>
    </style:style>
  </office:automatic-styles>
  <office:body>
    <office:text>
      <text:p text:style-name="P1"><text:span text:style-name="T1">03. Memory game</text:span></text:p>
      <text:p text:style-name="P2"><text:span text:style-name="T2">Write a program, which receives a sequence of elements. Each element in the sequence will have a twin. Until the player receives "end" from the console, he will receive strings with two integers separated by space, which represent the indexes of elements in the sequence.<text:s text:c="2"/></text:span></text:p>
      <text:p text:style-name="P2"><text:span text:style-name="T2">If the player tries to cheat and enters two equal indexes or indexes which are out of bounds of the sequence you should add two matching elements in the following format<text:s/></text:span><text:span text:style-name="T3">"-{number of moves until now}a"</text:span><text:span text:style-name="T4"><text:s/>at the middle of the sequence and print this message on the console:</text:span></text:p>
      <text:p text:style-name="P3"><text:span text:style-name="T5">"Invalid input! Adding additional elements to the board"</text:span></text:p>
      <text:p text:style-name="P4"><text:span text:style-name="T6">Input</text:span></text:p>
      <text:list text:style-name="L5">
        <text:list-item>
          <text:p text:style-name="P5"><text:span text:style-name="T7">On the first line</text:span><text:span text:style-name="T8"><text:s/>you will receive<text:s/></text:span><text:span text:style-name="T9">sequence of elements.</text:span><text:span text:style-name="T10"/></text:p>
        </text:list-item>
      </text:list>
      <text:p text:style-name="P6"><text:span text:style-name="T11">Output</text:span></text:p>
      <text:list text:style-name="L7">
        <text:list-item>
          <text:p text:style-name="P7"><text:span text:style-name="T12">Every time the player hit two matching elements you should remove them from the sequence and print on the console the following message:</text:span></text:p>
        </text:list-item>
      </text:list>
      <text:p text:style-name="P8"><text:span text:style-name="T13">"Congrats! You have found matching elements - ${element}!"</text:span></text:p>
      <text:list text:style-name="L9">
        <text:list-item>
          <text:p text:style-name="P9"><text:span text:style-name="T14">If the player hit two different elements, you should print on the console the following message:</text:span></text:p>
        </text:list-item>
      </text:list>
      <text:p text:style-name="P10"><text:span text:style-name="T15">"Try again!"</text:span></text:p>
      <text:list text:style-name="L11">
        <text:list-item>
          <text:p text:style-name="P11"><text:span text:style-name="T16">If the player hit all matching elements before he receives "end" from the console, you should print on the console the following message: </text:span></text:p>
        </text:list-item>
      </text:list>
      <text:p text:style-name="P12"><text:span text:style-name="T17">"You have won in {number of moves until now} turns!"</text:span></text:p>
      <text:list text:style-name="L13">
        <text:list-item>
          <text:p text:style-name="P13"><text:span text:style-name="T18">If the player receives "end" before he hits all matching elements, you should print on the console the following message:</text:span></text:p>
        </text:list-item>
      </text:list>
      <text:p text:style-name="P14"><text:span text:style-name="T19">"Sorry you lose :(</text:span></text:p>
      <text:p text:style-name="P14"><text:span text:style-name="T19"><text:s text:c="14"/>{the current sequence's state}"</text:span></text:p>
      <text:list text:style-name="L15">
        <text:list-item>
          <text:p text:style-name="P15"><text:span text:style-name="T20">Constraints</text:span></text:p>
        </text:list-item>
        <text:list-item>
          <text:p text:style-name="P16"><text:span text:style-name="T21">All elements in the sequence will always have a matching element.</text:span></text:p>
        </text:list-item>
        <text:list-item>
          <text:p text:style-name="P17"><text:span text:style-name="T22">Examples</text:span></text:p>
        </text:list-item>
      </text:lis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19"><text:span text:style-name="T24">Input<text:s/></text:span><text:span text:style-name="T25"/></text:p>
          </table:table-cell>
          <table:table-cell table:style-name="TableCell010001">
            <text:p text:style-name="P19"><text:span text:style-name="T26">Output</text:span><text:span text:style-name="T27"/></text:p>
          </table:table-cell>
        </table:table-row>
        <table:table-row table:style-name="TableRow0101">
          <table:table-cell table:style-name="TableCell010100">
            <text:p text:style-name="P22"><text:span text:style-name="T28">1 1 2 2 3 3 4 4 5 5 </text:span></text:p>
            <text:p text:style-name="P22"><text:span text:style-name="T28">1 0</text:span></text:p>
            <text:p text:style-name="P22"><text:span text:style-name="T28">-1 0</text:span></text:p>
            <text:p text:style-name="P22"><text:span text:style-name="T28">1 0 </text:span></text:p>
            <text:p text:style-name="P22"><text:span text:style-name="T28">1 0 </text:span></text:p>
            <text:p text:style-name="P22"><text:span text:style-name="T28">1 0 </text:span></text:p>
            <text:p text:style-name="P22"><text:span text:style-name="T28">end</text:span><text:span text:style-name="T29"/></text:p>
          </table:table-cell>
          <table:table-cell table:style-name="TableCell010101">
            <text:p text:style-name="P22"><text:span text:style-name="T30">Congrats! You have found matching elements - 1!</text:span></text:p>
            <text:p text:style-name="P22"><text:span text:style-name="T30">Invalid input! Adding additional elements to the board</text:span></text:p>
            <text:p text:style-name="P22"><text:span text:style-name="T30">Congrats! You have found matching elements - 2!</text:span></text:p>
            <text:p text:style-name="P22"><text:span text:style-name="T30">Congrats! You have found matching elements - 3!</text:span></text:p>
            <text:p text:style-name="P22"><text:span text:style-name="T30">Congrats! You have found matching elements - -2a!</text:span></text:p>
            <text:p text:style-name="P22"><text:span text:style-name="T30">Sorry you lose :(</text:span></text:p>
            <text:p text:style-name="P22"><text:span text:style-name="T30">4 4 5 5</text:span><text:span text:style-name="T31"/></text:p>
          </table:table-cell>
        </table:table-row>
        <table:table-row table:style-name="TableRow0102">
          <table:table-cell table:style-name="TableCell010200" table:number-columns-spanned="2">
            <text:p text:style-name="P25"><text:span text:style-name="T32">Comment</text:span><text:span text:style-name="T33"/></text:p>
          </table:table-cell>
          <table:covered-table-cell/>
        </table:table-row>
        <table:table-row table:style-name="TableRow0103">
          <table:table-cell table:style-name="TableCell010300" table:number-columns-spanned="2">
            <text:p text:style-name="P28"><text:span text:style-name="T34">1)</text:span></text:p>
            <text:p text:style-name="P28"><text:span text:style-name="T35">1</text:span><text:span text:style-name="T36"><text:s/></text:span><text:span text:style-name="T37">0</text:span><text:span text:style-name="T38"/></text:p>
            <text:p text:style-name="P28"><text:span text:style-name="T39">1</text:span><text:span text:style-name="T40"><text:s/></text:span><text:span text:style-name="T41">1</text:span><text:span text:style-name="T42"><text:s/>2 2 3 3 4 4 5 5<text:s/></text:span><text:span text:style-name="T43">–</text:span><text:span text:style-name="T44">&gt; 1 = 1, equal elements, so remove them. Moves: 1</text:span></text:p>
            <text:p text:style-name="P28"><text:span text:style-name="T45">2)</text:span></text:p>
            <text:p text:style-name="P28"><text:span text:style-name="T46">-1</text:span><text:span text:style-name="T47"><text:s/>0</text:span></text:p>
            <text:p text:style-name="P28"><text:span text:style-name="T48">-1</text:span><text:span text:style-name="T49"><text:s/>is invalid index so we add additional elements </text:span></text:p>
            <text:p text:style-name="P28"><text:span text:style-name="T49">2 2 3 3<text:s/></text:span><text:span text:style-name="T50">-2</text:span><text:span text:style-name="T51">а</text:span><text:span text:style-name="T52"><text:s/></text:span><text:span text:style-name="T53">-2а</text:span><text:span text:style-name="T54"><text:s/>4 4 5 5, Moves:<text:s/></text:span><text:span text:style-name="T55">2</text:span><text:span text:style-name="T56"/></text:p>
            <text:p text:style-name="P28"><text:span text:style-name="T57">3)</text:span></text:p>
            <text:p text:style-name="P28"><text:span text:style-name="T58">1</text:span><text:span text:style-name="T59"><text:s/></text:span><text:span text:style-name="T60">0</text:span><text:span text:style-name="T61"/></text:p>
            <text:p text:style-name="P28"><text:span text:style-name="T62">2</text:span><text:span text:style-name="T63"><text:s/></text:span><text:span text:style-name="T64">2</text:span><text:span text:style-name="T65"><text:s/>3 3 -2</text:span><text:span text:style-name="T66">а -2а 4 4 5 5 -&gt; 2 = 2, equal elements, so remove them. Moves: 3</text:span></text:p>
            <text:p text:style-name="P28"><text:span text:style-name="T67">4)</text:span></text:p>
            <text:p text:style-name="P28"><text:span text:style-name="T68">1</text:span><text:span text:style-name="T69"><text:s/></text:span><text:span text:style-name="T70">0</text:span><text:span text:style-name="T71"/></text:p>
            <text:p text:style-name="P28"><text:span text:style-name="T72">3</text:span><text:span text:style-name="T73"><text:s/></text:span><text:span text:style-name="T74">3</text:span><text:span text:style-name="T75"><text:s/>-2</text:span><text:span text:style-name="T76">а -2а 4 4 5 5 -&gt; 3 = 3, equal elements, so remove them. Moves: 4</text:span></text:p>
            <text:p text:style-name="P28"><text:span text:style-name="T77">5)</text:span></text:p>
            <text:p text:style-name="P28"><text:span text:style-name="T78">1</text:span><text:span text:style-name="T79"><text:s/></text:span><text:span text:style-name="T80">0</text:span><text:span text:style-name="T81"/></text:p>
            <text:p text:style-name="P28"><text:span text:style-name="T82">-2</text:span><text:span text:style-name="T83">а</text:span><text:span text:style-name="T84"><text:s/></text:span><text:span text:style-name="T85">-2а</text:span><text:span text:style-name="T86"><text:s/>4 4 5 5 -&gt; -2а = -2а, equal elements, so remove them. Moves: 5</text:span></text:p>
            <text:p text:style-name="P28"><text:span text:style-name="T87">6)</text:span></text:p>
            <text:p text:style-name="P28"><text:span text:style-name="T87">We receive end command.</text:span></text:p>
            <text:p text:style-name="P28"><text:span text:style-name="T87">There are still elements in the sequence, so we loose the game.</text:span></text:p>
            <text:p text:style-name="P28"><text:span text:style-name="T87">Final state - 4 4 5 5</text:span><text:span text:style-name="T88"/></text:p>
          </table:table-cell>
          <table:covered-table-cell/>
        </table:table-row>
        <table:table-row table:style-name="TableRow0104">
          <table:table-cell table:style-name="TableCell010400">
            <text:p text:style-name="P31"><text:span text:style-name="T89">a 2 4 a 2 4 </text:span></text:p>
            <text:p text:style-name="P31"><text:span text:style-name="T89">0 3 </text:span></text:p>
            <text:p text:style-name="P31"><text:span text:style-name="T89">0 2</text:span></text:p>
            <text:p text:style-name="P31"><text:span text:style-name="T89">0 1</text:span></text:p>
            <text:p text:style-name="P31"><text:span text:style-name="T89">0 1 </text:span></text:p>
            <text:p text:style-name="P31"><text:span text:style-name="T89">end</text:span><text:span text:style-name="T90"/></text:p>
          </table:table-cell>
          <table:table-cell table:style-name="TableCell010401">
            <text:p text:style-name="P31"><text:span text:style-name="T91">Congrats! You have found matching elements - a!</text:span></text:p>
            <text:p text:style-name="P31"><text:span text:style-name="T91">Congrats! You have found matching elements - 2!</text:span></text:p>
            <text:p text:style-name="P31"><text:span text:style-name="T91">Congrats! You have found matching elements - 4!</text:span></text:p>
            <text:p text:style-name="P31"><text:span text:style-name="T91">You have won in 3 turns!</text:span><text:span text:style-name="T92"/></text:p>
          </table:table-cell>
        </table:table-row>
        <table:table-row table:style-name="TableRow0105">
          <table:table-cell table:style-name="TableCell010500">
            <text:p text:style-name="P34"><text:span text:style-name="T93">a 2 4 a 2 4 </text:span></text:p>
            <text:p text:style-name="P34"><text:span text:style-name="T93">4 0 </text:span></text:p>
            <text:p text:style-name="P34"><text:span text:style-name="T93">0 2</text:span></text:p>
            <text:p text:style-name="P34"><text:span text:style-name="T93">0 1</text:span></text:p>
            <text:p text:style-name="P34"><text:span text:style-name="T93">0 1 </text:span></text:p>
            <text:p text:style-name="P34"><text:span text:style-name="T93">end</text:span><text:span text:style-name="T94"/></text:p>
          </table:table-cell>
          <table:table-cell table:style-name="TableCell010501">
            <text:p text:style-name="P34"><text:span text:style-name="T95">Try again!</text:span></text:p>
            <text:p text:style-name="P34"><text:span text:style-name="T95">Try again!</text:span></text:p>
            <text:p text:style-name="P34"><text:span text:style-name="T95">Try again!</text:span></text:p>
            <text:p text:style-name="P34"><text:span text:style-name="T95">Try again!</text:span></text:p>
            <text:p text:style-name="P34"><text:span text:style-name="T95">Sorry you lose :(</text:span></text:p>
            <text:p text:style-name="P34"><text:span text:style-name="T95">a 2 4 a 2 4</text:span><text:span text:style-name="T96"/></text:p>
          </table:table-cell>
        </table:table-row>
      </table:table>
      <text:p text:style-name="P36"><text:span text:style-name="T97"/></text:p>
      <text:list text:style-name="L37">
        <text:list-item>
          <text:p text:style-name="P37"><text:span text:style-name="T98">JS Input / Output</text:span></text:p>
        </text:list-item>
      </text:list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9"><text:span text:style-name="T100">Input</text:span><text:span text:style-name="T101"/></text:p>
          </table:table-cell>
          <table:table-cell table:style-name="TableCell020001">
            <text:p text:style-name="P39"><text:span text:style-name="T102">Output</text:span><text:span text:style-name="T103"/></text:p>
          </table:table-cell>
        </table:table-row>
        <table:table-row table:style-name="TableRow0201">
          <table:table-cell table:style-name="TableCell020100">
            <text:p text:style-name="P42"><text:span text:style-name="T104"><text:s/>[</text:span></text:p>
            <text:p text:style-name="P42"><text:span text:style-name="T104">"1 1 2 2 3 3 4 4 5 5", </text:span></text:p>
            <text:p text:style-name="P42"><text:span text:style-name="T104">"1 0",</text:span></text:p>
            <text:p text:style-name="P42"><text:span text:style-name="T104">"-1 0",</text:span></text:p>
            <text:p text:style-name="P42"><text:span text:style-name="T104">"1 0", </text:span></text:p>
            <text:p text:style-name="P42"><text:span text:style-name="T104">"1 0", </text:span></text:p>
            <text:p text:style-name="P42"><text:span text:style-name="T104">"1 0", </text:span></text:p>
            <text:p text:style-name="P42"><text:span text:style-name="T104">"end"</text:span></text:p>
            <text:p text:style-name="P42"><text:span text:style-name="T104">]</text:span><text:span text:style-name="T105"/></text:p>
          </table:table-cell>
          <table:table-cell table:style-name="TableCell020101">
            <text:p text:style-name="P42"><text:span text:style-name="T106">Congrats! You have found matching elements - 1!</text:span></text:p>
            <text:p text:style-name="P42"><text:span text:style-name="T106">Invalid input! Adding additional elements to the board</text:span></text:p>
            <text:p text:style-name="P42"><text:span text:style-name="T106">Congrats! You have found matching elements - 2!</text:span></text:p>
            <text:p text:style-name="P42"><text:span text:style-name="T106">Congrats! You have found matching elements - 3!</text:span></text:p>
            <text:p text:style-name="P42"><text:span text:style-name="T106">Congrats! You have found matching elements - -1a!</text:span></text:p>
            <text:p text:style-name="P42"><text:span text:style-name="T106">Sorry you lose :(</text:span></text:p>
            <text:p text:style-name="P42"><text:span text:style-name="T106">4 4 5 5</text:span><text:span text:style-name="T107"/></text:p>
          </table:table-cell>
        </table:table-row>
        <table:table-row table:style-name="TableRow0202">
          <table:table-cell table:style-name="TableCell020200" table:number-columns-spanned="2">
            <text:p text:style-name="P45"><text:span text:style-name="T108">Comment</text:span><text:span text:style-name="T109"/></text:p>
          </table:table-cell>
          <table:covered-table-cell/>
        </table:table-row>
        <table:table-row table:style-name="TableRow0203">
          <table:table-cell table:style-name="TableCell020300" table:number-columns-spanned="2">
            <text:p text:style-name="P48"><text:span text:style-name="T110">1)</text:span></text:p>
            <text:p text:style-name="P48"><text:span text:style-name="T111">1</text:span><text:span text:style-name="T112"><text:s/></text:span><text:span text:style-name="T113">0</text:span><text:span text:style-name="T114"/></text:p>
            <text:p text:style-name="P48"><text:span text:style-name="T115">1</text:span><text:span text:style-name="T116"><text:s/></text:span><text:span text:style-name="T117">1</text:span><text:span text:style-name="T118"><text:s/>2 2 3 3 4 4 5 5<text:s/></text:span><text:span text:style-name="T119">–</text:span><text:span text:style-name="T120">&gt; 1 = 1, equal elements, so remove them. Moves: 1</text:span></text:p>
            <text:p text:style-name="P48"><text:span text:style-name="T121">2)</text:span></text:p>
            <text:p text:style-name="P48"><text:span text:style-name="T122">-1</text:span><text:span text:style-name="T123"><text:s/>0</text:span></text:p>
            <text:p text:style-name="P48"><text:span text:style-name="T124">-1</text:span><text:span text:style-name="T125"><text:s/>is invalid index so we add additional elements </text:span></text:p>
            <text:p text:style-name="P48"><text:span text:style-name="T125">2 2 3 3<text:s/></text:span><text:span text:style-name="T126">-2</text:span><text:span text:style-name="T127">а</text:span><text:span text:style-name="T128"><text:s/></text:span><text:span text:style-name="T129">-2а</text:span><text:span text:style-name="T130"><text:s/>4 4 5 5, Moves:<text:s/></text:span><text:span text:style-name="T131">2</text:span><text:span text:style-name="T132"/></text:p>
            <text:p text:style-name="P48"><text:span text:style-name="T133">3)</text:span></text:p>
            <text:p text:style-name="P48"><text:span text:style-name="T134">1</text:span><text:span text:style-name="T135"><text:s/></text:span><text:span text:style-name="T136">0</text:span><text:span text:style-name="T137"/></text:p>
            <text:p text:style-name="P48"><text:span text:style-name="T138">2</text:span><text:span text:style-name="T139"><text:s/></text:span><text:span text:style-name="T140">2</text:span><text:span text:style-name="T141"><text:s/>3 3 -2</text:span><text:span text:style-name="T142">а -2а 4 4 5 5 -&gt; 2 = 2, equal elements, so remove them. Moves: 3</text:span></text:p>
            <text:p text:style-name="P48"><text:span text:style-name="T143">4)</text:span></text:p>
            <text:p text:style-name="P48"><text:span text:style-name="T144">1</text:span><text:span text:style-name="T145"><text:s/></text:span><text:span text:style-name="T146">0</text:span><text:span text:style-name="T147"/></text:p>
            <text:p text:style-name="P48"><text:span text:style-name="T148">3</text:span><text:span text:style-name="T149"><text:s/></text:span><text:span text:style-name="T150">3</text:span><text:span text:style-name="T151"><text:s/>-2</text:span><text:span text:style-name="T152">а -2а 4 4 5 5 -&gt; 3 = 3, equal elements, so remove them. Moves: 4</text:span></text:p>
            <text:p text:style-name="P48"><text:span text:style-name="T153">5)</text:span></text:p>
            <text:p text:style-name="P48"><text:span text:style-name="T154">1</text:span><text:span text:style-name="T155"><text:s/></text:span><text:span text:style-name="T156">0</text:span><text:span text:style-name="T157"/></text:p>
            <text:p text:style-name="P48"><text:span text:style-name="T158">-2</text:span><text:span text:style-name="T159">а</text:span><text:span text:style-name="T160"><text:s/></text:span><text:span text:style-name="T161">-2а</text:span><text:span text:style-name="T162"><text:s/>4 4 5 5 -&gt; -2а = -2а, equal elements, so remove them. Moves: 5</text:span></text:p>
            <text:p text:style-name="P48"><text:span text:style-name="T163">6)</text:span></text:p>
            <text:p text:style-name="P48"><text:span text:style-name="T163">We receive end command.</text:span></text:p>
            <text:p text:style-name="P48"><text:span text:style-name="T163">There are still elements in the sequence, so we loose the game.</text:span></text:p>
            <text:p text:style-name="P48"><text:span text:style-name="T163">Final state - 4 4 5 5</text:span><text:span text:style-name="T164"/></text:p>
          </table:table-cell>
          <table:covered-table-cell/>
        </table:table-row>
        <table:table-row table:style-name="TableRow0204">
          <table:table-cell table:style-name="TableCell020400">
            <text:p text:style-name="P51"><text:span text:style-name="T165">[</text:span></text:p>
            <text:p text:style-name="P51"><text:span text:style-name="T165">"a 2 4 a 2 4", </text:span></text:p>
            <text:p text:style-name="P51"><text:span text:style-name="T165">"0 3", </text:span></text:p>
            <text:p text:style-name="P51"><text:span text:style-name="T165">"0 2",</text:span></text:p>
            <text:p text:style-name="P51"><text:span text:style-name="T165">"0 1",</text:span></text:p>
            <text:p text:style-name="P51"><text:span text:style-name="T165">"0 1", </text:span></text:p>
            <text:p text:style-name="P51"><text:span text:style-name="T165">"end"</text:span></text:p>
            <text:p text:style-name="P51"><text:span text:style-name="T165">]</text:span><text:span text:style-name="T166"/></text:p>
          </table:table-cell>
          <table:table-cell table:style-name="TableCell020401">
            <text:p text:style-name="P51"><text:span text:style-name="T167">Congrats! You have found matching elements - a!</text:span></text:p>
            <text:p text:style-name="P51"><text:span text:style-name="T167">Congrats! You have found matching elements - 2!</text:span></text:p>
            <text:p text:style-name="P51"><text:span text:style-name="T167">Congrats! You have found matching elements - 4!</text:span></text:p>
            <text:p text:style-name="P51"><text:span text:style-name="T167">You have won in 3 turns!</text:span><text:span text:style-name="T168"/></text:p>
          </table:table-cell>
        </table:table-row>
        <table:table-row table:style-name="TableRow0205">
          <table:table-cell table:style-name="TableCell020500">
            <text:p text:style-name="P53"><text:span text:style-name="T169">[</text:span></text:p>
            <text:p text:style-name="P53"><text:span text:style-name="T169">"a 2 4 a 2 4", </text:span></text:p>
            <text:p text:style-name="P53"><text:span text:style-name="T169">"4 0", </text:span></text:p>
            <text:p text:style-name="P53"><text:span text:style-name="T169">"0 2",</text:span></text:p>
            <text:p text:style-name="P53"><text:span text:style-name="T169">"0 1",</text:span></text:p>
            <text:p text:style-name="P53"><text:span text:style-name="T169">"0 1", </text:span></text:p>
            <text:p text:style-name="P53"><text:span text:style-name="T169">"end"</text:span></text:p>
            <text:p text:style-name="P53"><text:span text:style-name="T169">]</text:span><text:span text:style-name="T170"/></text:p>
          </table:table-cell>
          <table:table-cell table:style-name="TableCell020501">
            <text:p text:style-name="P53"><text:span text:style-name="T171">Try again!</text:span></text:p>
            <text:p text:style-name="P53"><text:span text:style-name="T171">Try again!</text:span></text:p>
            <text:p text:style-name="P53"><text:span text:style-name="T171">Try again!</text:span></text:p>
            <text:p text:style-name="P53"><text:span text:style-name="T171">Try again!</text:span></text:p>
            <text:p text:style-name="P53"><text:span text:style-name="T171">Sorry you lose :(</text:span></text:p>
            <text:p text:style-name="P53"><text:span text:style-name="T171">a 2 4 a 2 4</text:span><text:span text:style-name="T172"/></text:p>
          </table:table-cell>
        </table:table-row>
      </table:table>
      <text:p text:style-name="P55"><text:span text:style-name="T173"/></text:p>
      <text:p text:style-name="P55"><text:span text:style-name="T17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